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941cm" fo:min-width="9.279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274cm" fo:min-width="4.199cm"/>
    </style:style>
    <style:style style:name="gr3" style:family="graphic" style:parent-style-name="standard">
      <style:graphic-properties draw:textarea-horizontal-align="right" draw:textarea-vertical-align="top" draw:auto-grow-height="false" fo:min-height="3.941cm" fo:min-width="9.795cm"/>
    </style:style>
    <style:style style:name="gr4" style:family="graphic" style:parent-style-name="standard">
      <style:graphic-properties draw:textarea-horizontal-align="justify" draw:textarea-vertical-align="top" draw:auto-grow-height="false" fo:min-height="3.941cm" fo:min-width="4.45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c0c0c0"/>
      <style:paragraph-properties fo:text-align="center"/>
      <style:text-properties fo:font-size="18pt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79cm" svg:height="4.191cm" svg:x="5.281cm" svg:y="1.001cm">
          <text:p text:style-name="P1"><text:span text:style-name="T1">Namespace: kube-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99cm" svg:height="1.524cm" svg:x="7.821cm" svg:y="2.332cm">
          <text:p text:style-name="P1"><text:span text:style-name="T2">varnish-ingress</text:span><text:span text:style-name="T2"><text:line-break/></text:span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295cm" svg:height="4.191cm" svg:x="2.802cm" svg:y="5.561cm">
          <text:p text:style-name="P1"><text:span text:style-name="T1">Namespace: caf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699cm" svg:height="1.524cm" svg:x="3.063cm" svg:y="8.094cm">
          <text:p text:style-name="P1">coffee-svc<text:line-break/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699cm" svg:height="1.524cm" svg:x="8.144cm" svg:y="7.085cm">
          <text:p text:style-name="P1">tea-svc<text:line-break/><text:span text:style-name="T3">Service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4.953cm" svg:height="4.191cm" svg:x="13.268cm" svg:y="5.556cm">
            <text:p text:style-name="P1"><text:span text:style-name="T1">Namespace: oth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4.699cm" svg:height="1.524cm" svg:x="13.395cm" svg:y="6.889cm">
            <text:p text:style-name="P1">other-svc<text:line-break/><text:span text:style-name="T3">Service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draw:type="curve" svg:x1="10.17cm" svg:y1="3.856cm" svg:x2="15.744cm" svg:y2="6.889cm" draw:start-shape="id1" draw:start-glue-point="2" draw:end-shape="id2" svg:d="M10170 3856c0 2275 5574 759 5574 3033" svg:viewBox="0 0 5575 3034">
          <text:p/>
        </draw:connector>
        <draw:connector draw:style-name="gr5" draw:text-style-name="P5" draw:layer="layout" draw:type="curve" draw:line-skew="-0.067cm" svg:x1="10.17cm" svg:y1="3.856cm" svg:x2="10.493cm" svg:y2="7.085cm" draw:start-shape="id1" draw:start-glue-point="2" draw:end-shape="id3" svg:d="M10170 3856c0 2322 323 708 323 3229" svg:viewBox="0 0 324 3230">
          <text:p/>
        </draw:connector>
        <draw:custom-shape draw:style-name="gr2" draw:text-style-name="P3" xml:id="id4" draw:id="id4" draw:layer="layout" svg:width="4.699cm" svg:height="1.524cm" svg:x="3.063cm" svg:y="5.696cm">
          <text:p text:style-name="P1"><text:span text:style-name="T2">varnish-ingress</text:span><text:span text:style-name="T2"><text:line-break/></text:span><text:span text:style-name="T3">Servi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5.412cm" svg:y1="7.22cm" svg:x2="5.412cm" svg:y2="8.094cm" draw:start-shape="id4" draw:start-glue-point="2" draw:end-shape="id5" svg:d="M5412 7220v874" svg:viewBox="0 0 1 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.826cm" fo:margin-left="2.54cm" fo:margin-right="2.54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9-03-04T14:18:19.486811129</meta:creation-date>
    <dc:date>2019-03-05T11:24:10.190409473</dc:date>
    <dc:creator>Geoffrey Simmons</dc:creator>
    <meta:editing-duration>PT1H2M8S</meta:editing-duration>
    <meta:editing-cycles>7</meta:editing-cycles>
    <meta:generator>LibreOffice/5.2.7.2$Linux_X86_64 LibreOffice_project/20m0$Build-2</meta:generator>
    <meta:document-statistic meta:object-count="12"/>
  </office:meta>
</office:document-meta>
</file>